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200000141F55171CB.png" manifest:media-type="image/png"/>
  <manifest:file-entry manifest:full-path="Pictures/10000000000003A900000229A29DBB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5cm" svg:stroke-color="#ff420e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5" style:family="graphic" style:parent-style-name="standard">
      <style:graphic-properties svg:stroke-width="0.05cm" svg:stroke-color="#ff3333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56cm" svg:x="0cm" svg:y="0.065cm">
          <draw:image xlink:href="Pictures/10000000000003A900000229A29DBB8B.png" xlink:type="simple" xlink:show="embed" xlink:actuate="onLoad">
            <text:p/>
          </draw:image>
        </draw:frame>
        <draw:frame draw:style-name="gr2" draw:text-style-name="P1" draw:layer="layout" svg:width="7.4cm" svg:height="5.27cm" svg:x="9.121cm" svg:y="1.789cm">
          <draw:image xlink:href="Pictures/10000201000001C200000141F55171CB.png" xlink:type="simple" xlink:show="embed" xlink:actuate="onLoad">
            <text:p/>
          </draw:image>
        </draw:frame>
        <draw:line draw:style-name="gr3" draw:text-style-name="P1" draw:layer="layout" svg:x1="5.013cm" svg:y1="7.847cm" svg:x2="9.136cm" svg:y2="1.796cm">
          <text:p/>
        </draw:line>
        <draw:line draw:style-name="gr3" draw:text-style-name="P1" draw:layer="layout" svg:x1="4.989cm" svg:y1="7.871cm" svg:x2="9.114cm" svg:y2="7.054cm">
          <text:p/>
        </draw:line>
        <draw:custom-shape draw:style-name="gr4" draw:text-style-name="P1" draw:layer="layout" svg:width="0.157cm" svg:height="0.157cm" svg:x="4.917cm" svg:y="7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877cm" svg:height="0.409cm" svg:x="2.74cm" svg:y="9.59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6cm" fo:page-height="11.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6T12:36:43.173886658</dc:date>
    <meta:document-statistic meta:object-count="6"/>
    <meta:generator>LibreOffice/4.2.8.2$Linux_X86_64 LibreOffice_project/420m0$Build-2</meta:generator>
  </office:meta>
</office:document-meta>
</file>